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016in"/>
    </style:style>
    <style:style style:name="co3" style:family="table-column">
      <style:table-column-properties fo:break-before="auto" style:column-width="2.261in"/>
    </style:style>
    <style:style style:name="co5" style:family="table-column">
      <style:table-column-properties fo:break-before="auto" style:column-width="1.671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84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id_autor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afiliation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Fernández Diaz, J.C.</text:p>
          </table:table-cell>
          <table:table-cell office:value-type="string">
            <text:p>null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CyArk</text:p>
          </table:table-cell>
          <table:table-cell office:value-type="string">
            <text:p>null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Meyer, D.E.</text:p>
          </table:table-cell>
          <table:table-cell office:value-type="string">
            <text:p>null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Meacham, S.S.</text:p>
          </table:table-cell>
          <table:table-cell office:value-type="string">
            <text:p>null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Rissolo, D.</text:p>
          </table:table-cell>
          <table:table-cell office:value-type="string">
            <text:p>null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string">
            <text:p>Herver Santamaria, A. </text:p>
          </table:table-cell>
          <table:table-cell office:value-type="string">
            <text:p>null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string">
            <text:p>Stanton, T.W.</text:p>
          </table:table-cell>
          <table:table-cell office:value-type="string">
            <text:p>null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string">
            <text:p>Rodríguez Catana, L.A. </text:p>
          </table:table-cell>
          <table:table-cell office:value-type="string">
            <text:p>null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string">
            <text:p>Fernandez, A.</text:p>
          </table:table-cell>
          <table:table-cell office:value-type="string">
            <text:p>null</text:p>
          </table:table-cell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string">
            <text:p>McAvoy, S.</text:p>
          </table:table-cell>
          <table:table-cell office:value-type="string">
            <text:p>null</text:p>
          </table:table-cell>
        </table:table-row>
        <table:table-row table:style-name="ro1" table:number-rows-repeated="53">
          <table:table-cell table:number-columns-repeated="3"/>
        </table:table-row>
        <table:table-row table:style-name="ro1">
          <table:table-cell/>
          <table:table-cell table:style-name="ce3"/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09">08/09/2023</text:date>, <text:time>12:0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ry c</meta:initial-creator>
    <meta:creation-date>2023-08-09T11:44:32.94</meta:creation-date>
    <dc:date>2023-08-09T12:00:56.03</dc:date>
    <dc:creator>Jerry c</dc:creator>
    <meta:editing-duration>PT11M33S</meta:editing-duration>
    <meta:editing-cycles>4</meta:editing-cycles>
    <meta:generator>OpenOffice/4.1.14$Win32 OpenOffice.org_project/4114m1$Build-9811</meta:generator>
    <meta:document-statistic meta:table-count="3" meta:cell-count="33" meta:object-count="0"/>
  </office:meta>
</office:document-meta>
</file>